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mo Executar o arquivo .sh</text:span></text:p>
      <text:p text:style-name="P1"><text:span text:style-name="T1"/></text:p>
      <text:p text:style-name="P1"><text:span text:style-name="T1">Abrir o aplicativo Ubunto instalado no Windows</text:span></text:p>
      <text:p text:style-name="P1"><text:span text:style-name="T1">Localizar arquivo no local onde o arquivo foi salvo</text:span></text:p>
      <text:p text:style-name="P1"><text:span text:style-name="T1">Ex: Arquivo está salvo no diretório:<text:s/></text:span><text:a xlink:href="//wsl.localhost/Ubuntu-24.04/home/gabriel/modulo1/praticamod1"><text:span text:style-name="T2">\\wsl.localhost\Ubuntu-24.04\home\gabriel\modulo1\praticamod1</text:span></text:a><text:span text:style-name="T3"/></text:p>
      <text:p text:style-name="P1"><text:span text:style-name="T3">Comando para "entrar"<text:s text:c="2"/>em uma pasta -&gt; cd</text:span></text:p>
      <text:p text:style-name="P1"><text:span text:style-name="T3">Comando para "voltar" no diretório anterior -&gt; cd ..</text:span></text:p>
      <text:p text:style-name="P1"><text:span text:style-name="T3">Comando para exibir os diretórios disponíveis para entrar e as permissões<text:s text:c="2"/>-&gt; ll</text:span></text:p>
      <text:p text:style-name="P1"><text:span text:style-name="T3">Comando utilizado no prompt do ubunto: cd /home/gabriel/modulo1/praticamod1</text:span></text:p>
      <text:p text:style-name="P1"><text:span text:style-name="T3">Utilizar o comando ll para exibir os arquivos dentro do diretório acessado "praticamod1"</text:span></text:p>
      <text:p text:style-name="P1"><text:span text:style-name="T3">Resultado:</text:span></text:p>
      <text:p text:style-name="P1"><text:span text:style-name="T3">drwxr-xr-x 2 root root 4096 Aug 13 11:22 ./<text:line-break/>drwxr-xr-x 5 root root 4096 Aug 13 10:42 ../<text:line-break/>-rwxr--r-- 1 root root<text:s text:c="2"/>267 Aug 13 11:13 calculadora.sh*<text:line-break/>-rw-r--r-- 1 root root 1698 Aug 13 10:46 orlando_calculator.py</text:span></text:p>
      <text:p text:style-name="P1"><text:span text:style-name="T3">Para abrir o script calculadora.sh no diretório</text:span></text:p>
      <text:p text:style-name="P1"><text:span text:style-name="T3">Comando:<text:s text:c="2"/>./nomedoarquivo.sh<text:line-break/>Exemplo: ./calculadora.sh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